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4.524375cm" style:use-optimal-column-width="true"/>
    </style:style>
    <style:style style:name="co4" style:family="table-column">
      <style:table-column-properties fo:break-before="auto" style:column-width="10.4510416666667cm" style:use-optimal-column-width="true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4.47145833333333cm" style:use-optimal-column-width="true"/>
    </style:style>
    <style:style style:name="co7" style:family="table-column">
      <style:table-column-properties fo:break-before="auto" style:column-width="13.99645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D</text:p>
          </table:table-cell>
          <table:table-cell office:value-type="string" table:style-name="ce1">
            <text:p>Layer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rojection</text:p>
          </table:table-cell>
          <table:table-cell office:value-type="string" table:style-name="ce1">
            <text:p>Source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Landcover (scheme 1)</text:p>
          </table:table-cell>
          <table:table-cell office:value-type="string" table:style-name="ce1">
            <text:p>Regional Centre For Mapping Of Resources For Development<text:s/></text:p>
          </table:table-cell>
          <table:table-cell office:value-type="string" table:style-name="ce4">
            <text:p>Raster</text:p>
          </table:table-cell>
          <table:table-cell office:value-type="string" table:style-name="ce1">
            <text:p>Arc_1960_UTM_Zone_35N</text:p>
          </table:table-cell>
          <table:table-cell office:value-type="string" table:style-name="ce2">
            <text:p><text:a xlink:href="http://geoportal.rcmrd.org/layers/servir%3Auganda_sentinel2_lulc2016">http://geoportal.rcmrd.org/layers/servir%3Auganda_sentinel2_lulc2016</text:a>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Opendata RCMRD</text:p>
          </table:table-cell>
          <table:table-cell office:value-type="string" table:style-name="ce4">
            <text:p>Raster</text:p>
          </table:table-cell>
          <table:table-cell office:value-type="string" table:style-name="ce1">
            <text:p>Arc_1960_UTM_Zone_35N</text:p>
          </table:table-cell>
          <table:table-cell office:value-type="string" table:style-name="ce2">
            <text:p><text:a xlink:href="https://opendata.rcmrd.org/datasets/uganda-srtm-dem-30-meters">https://opendata.rcmrd.org/datasets/uganda-srtm-dem-30-meters</text:a>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Health centers</text:p>
          </table:table-cell>
          <table:table-cell office:value-type="string" table:style-name="ce1">
            <text:p>Sub-Saharan public healthcare facilities dataset</text:p>
          </table:table-cell>
          <table:table-cell office:value-type="string" table:style-name="ce4">
            <text:p>Vector points</text:p>
          </table:table-cell>
          <table:table-cell office:value-type="string" table:style-name="ce1">
            <text:p>Arc_1960_UTM_Zone_35N</text:p>
          </table:table-cell>
          <table:table-cell office:value-type="string" table:style-name="ce2">
            <text:p><text:a xlink:href="https://doi.org/10.1038/s41597-019-0142-2">https://doi.org/10.1038/s41597-019-0142-2</text:a>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Roads</text:p>
          </table:table-cell>
          <table:table-cell office:value-type="string" table:style-name="ce1">
            <text:p>open street maps<text:s/></text:p>
          </table:table-cell>
          <table:table-cell office:value-type="string" table:style-name="ce4">
            <text:p>Vector lines</text:p>
          </table:table-cell>
          <table:table-cell office:value-type="string" table:style-name="ce1">
            <text:p>Arc_1960_UTM_Zone_35N</text:p>
          </table:table-cell>
          <table:table-cell office:value-type="string" table:style-name="ce2">
            <text:p><text:a xlink:href="https://data.humdata.org/dataset/hotosm_uga_roads">https://data.humdata.org/dataset/hotosm_uga_roads</text:a>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Administrative boundaries</text:p>
          </table:table-cell>
          <table:table-cell office:value-type="string" table:style-name="ce1">
            <text:p>Administrative boundaries</text:p>
          </table:table-cell>
          <table:table-cell office:value-type="string" table:style-name="ce4">
            <text:p>Vector polygons</text:p>
          </table:table-cell>
          <table:table-cell office:value-type="string" table:style-name="ce1">
            <text:p>Arc_1960_UTM_Zone_35N</text:p>
          </table:table-cell>
          <table:table-cell office:value-type="string" table:style-name="ce3">
            <text:p>https://data.humdata.org/dataset/cod-ab-uga?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DHS</text:p>
          </table:table-cell>
          <table:table-cell office:value-type="string" table:style-name="ce1">
            <text:p>Household clusters</text:p>
          </table:table-cell>
          <table:table-cell office:value-type="string" table:style-name="ce4">
            <text:p>Vector points</text:p>
          </table:table-cell>
          <table:table-cell office:value-type="string" table:style-name="ce1">
            <text:p>Arc_1960_UTM_Zone_35N</text:p>
          </table:table-cell>
          <table:table-cell office:value-type="string" table:style-name="ce2">
            <text:p><text:a xlink:href="https://dhsprogram.com/pubs/pdf/FR333/FR333.pdf">https://dhsprogram.com/pubs/pdf/FR333/FR333.pdf</text:a>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Water bodies</text:p>
          </table:table-cell>
          <table:table-cell office:value-type="string" table:style-name="ce1">
            <text:p>Water bodies</text:p>
          </table:table-cell>
          <table:table-cell office:value-type="string" table:style-name="ce4">
            <text:p>Polygons</text:p>
          </table:table-cell>
          <table:table-cell office:value-type="string" table:style-name="ce1">
            <text:p>Arc_1960_UTM_Zone_35N</text:p>
          </table:table-cell>
          <table:table-cell office:value-type="string" table:style-name="ce3">
            <text:p>https://geoportal.icpac.net/layers/geonode:uga_water_areas_dcw</text:p>
          </table:table-cell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Sheet1.B2:Sheet1.G9" table:name="Sourc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Rik Lubbers</meta:initial-creator>
    <dc:creator>Rik Lubbers</dc:creator>
    <meta:creation-date>2022-10-04T06:43:34Z</meta:creation-date>
    <dc:date>2023-11-15T09:28:28Z</dc:date>
  </office:meta>
</office:document-meta>
</file>